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c8a86"/>
    </style:style>
    <style:style style:name="P2" style:family="paragraph" style:parent-style-name="Heading_20_2">
      <style:text-properties officeooo:rsid="000e0daa" officeooo:paragraph-rsid="000e0daa"/>
    </style:style>
    <style:style style:name="P3" style:family="paragraph" style:parent-style-name="Standard" style:list-style-name="L1"/>
    <style:style style:name="P4" style:family="paragraph" style:parent-style-name="Standard">
      <style:text-properties officeooo:rsid="000ad09a" officeooo:paragraph-rsid="000c8a86"/>
    </style:style>
    <style:style style:name="P5" style:family="paragraph" style:parent-style-name="Standard">
      <style:text-properties officeooo:rsid="000c8a86" officeooo:paragraph-rsid="000c8a86"/>
    </style:style>
    <style:style style:name="P6" style:family="paragraph" style:parent-style-name="Standard">
      <style:text-properties officeooo:rsid="000db260" officeooo:paragraph-rsid="000db260"/>
    </style:style>
    <style:style style:name="P7" style:family="paragraph" style:parent-style-name="Standard">
      <style:text-properties officeooo:rsid="000e0daa" officeooo:paragraph-rsid="000e0daa"/>
    </style:style>
    <style:style style:name="T1" style:family="text">
      <style:text-properties officeooo:rsid="000a4db6"/>
    </style:style>
    <style:style style:name="T2" style:family="text">
      <style:text-properties officeooo:rsid="000ad09a"/>
    </style:style>
    <style:style style:name="T3" style:family="text">
      <style:text-properties officeooo:rsid="000c8a86"/>
    </style:style>
    <style:style style:name="T4" style:family="text">
      <style:text-properties officeooo:rsid="000e0d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pat-sovellus</text:h>
      <text:p text:style-name="Standard"/>
      <text:list xml:id="list1130541719" text:style-name="L1">
        <text:list-item>
          <text:p text:style-name="P3"><text:span text:style-name="T1">tarkoitus </text:span><text:span text:style-name="T2">voida </text:span><text:span text:style-name="T1">heittää n4, n6, n10, n12, n20, n100 ja nX noppia</text:span></text:p>
        </text:list-item>
        <text:list-item>
          <text:p text:style-name="P3">noppia voidaan heittää 20nX kpl kerralla</text:p>
        </text:list-item>
        <text:list-item>
          <text:p text:style-name="P3">muuntimia voidaan asettaa päälle/pois</text:p>
        </text:list-item>
        <text:list-item>
          <text:p text:style-name="P3">kriittiset heitot otetaan huomioon</text:p>
        </text:list-item>
        <text:list-item>
          <text:p text:style-name="P3">onnekas-toimintoa voidaan käyttää</text:p>
        </text:list-item>
        <text:list-item>
          <text:p text:style-name="P3">etu/epäetu-tilannetta voidaan käyttää</text:p>
        </text:list-item>
        <text:list-item>
          <text:p text:style-name="P3">kykypiste-, kykytarkistus-, hyökkäys-, vahinko- ja pelastusheitot</text:p>
        </text:list-item>
      </text:list>
      <text:p text:style-name="Standard"/>
      <text:h text:style-name="P2" text:outline-level="2">Perusheitot</text:h>
      <text:p text:style-name="P7">Heittoja tehdään tyyliin XnY ja lisätään vapaamuotoiset vähennykset.</text:p>
      <text:h text:style-name="P1" text:outline-level="2">Kykypiste<text:span text:style-name="T3">heitot</text:span></text:h>
      <text:p text:style-name="P4">Kykypisteitä voidaan heittää <text:span text:style-name="T3">joko</text:span> 3n6, tai 4n6 ja valitaan kolme parasta.</text:p>
      <text:h text:style-name="Heading_20_2" text:outline-level="2">Etu/epäetu</text:h>
      <text:p text:style-name="Standard">Joissakin tilanteissa jokin erikoiskyky tai loitsu antaa edun/epäedun kykytarkistus-, pelastus- tai hyökkäysheittoon. Tällöin <text:span text:style-name="T3">heitetään toinenkin n20. Edun kohdalla valitaan suurempi tulos ja epäedun kohdalla pienempi.</text:span></text:p>
      <text:h text:style-name="Heading_20_2" text:outline-level="2">Onnekas-piirre</text:h>
      <text:p text:style-name="Standard">Jos hyökkäys-, kykytarkistus- tai pelastusheitossa jollain n20 tulee tulokseksi 1 ja hahmolla on onnekas-piirre, tämä noppa voidaan heittää uudelleen ja uutta tulosta tulee käyttää.</text:p>
      <text:h text:style-name="Heading_20_2" text:outline-level="2">Kykytarkistu<text:span text:style-name="T3">sheitot</text:span></text:h>
      <text:p text:style-name="Standard">Kykytarkistusheitot tehdään 1n20 ja lisätään kykymuunnin sekä mahdolliset lisäykset/vähennykset.</text:p>
      <text:h text:style-name="Heading_20_2" text:outline-level="2">Pelastusheitot</text:h>
      <text:p text:style-name="P5">Pelastusheitot tehdään 1n20 ja lisätään kykymuunnin sekä mahdolliset lisäykset/vähennykset.</text:p>
      <text:p text:style-name="P5"/>
      <text:p text:style-name="P6">Hyökkäysheitot</text:p>
      <text:p text:style-name="P6">Hyökkäysheitot tehdään 1n20 ja lisätään <text:span text:style-name="T4">kykymuunnin sekä mahdolliset lisäykset/vähennyks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09:19:17.378876600</meta:creation-date>
    <dc:date>2020-12-05T15:59:06.832673427</dc:date>
    <meta:editing-duration>PT27M10S</meta:editing-duration>
    <meta:editing-cycles>1</meta:editing-cycles>
    <meta:document-statistic meta:table-count="0" meta:image-count="0" meta:object-count="0" meta:page-count="1" meta:paragraph-count="22" meta:word-count="148" meta:character-count="1246" meta:non-whitespace-character-count="1127"/>
    <meta:generator>LibreOffice/6.4.6.2$Linux_X86_64 LibreOffice_project/40$Build-2</meta:generator>
  </office:meta>
</office:document-meta>
</file>